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Multimedia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dahuluan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3">Untuk menjalankan media dengan menggunakan JDK hanya dapat menjalankan file wav.</text:p>
              </text:list-item>
              <text:list-item>
                <text:p text:style-name="P3">Untuk menjalankan file multimedia yang lebih lengkap, diperlukan pustaka lain, yaitu JMF (Java Media Framework)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Menjalankan file wav </text:p>
              </text:list-item>
              <text:list-item>
                <text:p>Menjalankan file mp3</text:p>
              </text:list-item>
              <text:list-item>
                <text:p>Menjalankan file video </text:p>
                <text:list>
                  <text:list-item>
                    <text:p>Support : </text:p>
                    <text:list>
                      <text:list-item>
                        <text:p>Flv (vp6 video, mp3 audio)</text:p>
                      </text:list-item>
                      <text:list-item>
                        <text:p>Mp4 (h.264/avc video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ugas</text:p>
          </draw:text-box>
        </draw:frame>
        <draw:frame presentation:style-name="pr8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4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08T10:38:33.026615841</dc:date>
    <meta:editing-duration>P1DT14H15M21S</meta:editing-duration>
    <meta:editing-cycles>53</meta:editing-cycles>
    <meta:generator>LibreOffice/5.1.4.2$Linux_X86_64 LibreOffice_project/10m0$Build-2</meta:generator>
    <meta:document-statistic meta:object-count="62"/>
  </office:meta>
</office:document-meta>
</file>